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ludeTransformer.setup( SourceResolver resolver , Map om , String src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cludeXMLPipe.decrementThrea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cludeTransformer.Include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Buffer.toSAX( ContentHandler content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cludeTransformer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cludeTransform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cludeElement.IncludeElement( String base , boolean parallel , boolean recursive , boolean recursiveParall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cludeXMLPipe.endDoc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cludeTransforme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Pipe.characters( char [ ] data , int offset ,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cludeTransformer.startPrefixMapping( String prefix , String ns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cludeXMLPipe.increment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XMLPipe.waitForThread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cludeXMLPipe.push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cludeTransform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Pipe.IncludeXMLPi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Transformer.set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Element.process0( ContentHandler contentHandler , LexicalHandler lexicalHandler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">
            <text:p text:style-name="Table_20_Contents">5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IncludeXMLPipe.endElement( String uri , String localName , String qNam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IncludeTransformer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cludeTransform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cludeXMLPipe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cludeBuffer.ru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IncludeXMLPipe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Transformer.setLexicalHandler( Lexical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Buffer.IncludeBuffer( Include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cludeTransform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cludeXMLPipe.IncludeXMLPipe( ContentHandler contentHandler , LexicalHandler lexicalHandler , boolean recursive , boolean parallel , boolean recursiveParall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cludeXMLPipe.p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cludeXMLPipe.startElement( String uri , String localName , String qName , Attributes atts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6">
            <text:p text:style-name="Table_20_Contents">26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IncludeXMLPipe.setDocumentLocator( Locator loca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clude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Element.process( SaxBuffer buff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cludeElement.process( ContentHandler contentHandler , LexicalHandler lexical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clude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